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01in"/>
    </style:style>
    <style:style style:name="co2" style:family="table-column">
      <style:table-column-properties fo:break-before="auto" style:column-width="8.5839in"/>
    </style:style>
    <style:style style:name="co3" style:family="table-column">
      <style:table-column-properties fo:break-before="auto" style:column-width="22.8346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55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663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1pt" style:language-asian="zh" style:country-asian="CN" style:font-style-asian="normal" style:font-weight-asian="normal" style:font-name-complex="Tahoma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replace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very valuable</text:p>
          </table:table-cell>
          <table:table-cell office:value-type="string" calcext:value-type="string">
            <text:p>Invaluable</text:p>
          </table:table-cell>
          <table:table-cell office:value-type="string" calcext:value-type="string">
            <text:p>The education that students gain at university is invalu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y important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Education is paramount to successful career; It is of paramount importance that the government ensure that all citizens have access to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rge/big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A significant proportion of the population can not afford university fees without government support;There has been a significant effort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f the government provides scholarships and financial aid, more young people will be able to attend the university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tial element</text:p>
          </table:table-cell>
          <table:table-cell office:value-type="string" calcext:value-type="string">
            <text:p>part and parc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arrival of a notable thing/person;appearance</text:p>
          </table:table-cell>
          <table:table-cell office:value-type="string" calcext:value-type="string">
            <text:p>advent</text:p>
          </table:table-cell>
          <table:table-cell table:style-name="ce6" office:value-type="string" calcext:value-type="string">
            <text:p>The advent of sophisticated modern technology; The advent of smartphones has revolutionized the way people communicate and access information; With the advent of renewable energy technologies, the world is moving toward a more sustainable futur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former vie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 strongly advocate</text:p>
          </table:table-cell>
          <table:table-cell/>
          <table:table-cell table:style-name="ce8" office:value-type="string" calcext:value-type="string">
            <text:p>I strongly advocate for workplace diversity and inclusion, as it fosters innovation and creates a more equitable environment for all employees;I strongly advocate for the implementation of renewable energy sources to combat climate change and reduce our dependence on fossil fuels ; I strongly advocate for equal access to quality education, as it is a fundamental right that empowers individuals and strengthens communiti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 demonstrate points and prove argument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On the one hand there is ample, powerful, almost daily evidence that </text:p>
          </table:table-cell>
          <table:table-cell/>
          <table:table-cell table:style-name="ce8" office:value-type="string" calcext:value-type="string">
            <text:p>On the one hand, there is ample, powerful, almost daily evidence that social media platforms have a profound impact on public opinion, shaping political discourse and cultural trends;On the one hand, there is ample, powerful, almost daily evidence that social media platforms have a profound impact on public opinion, shaping political discourse and cultural trends;On the one hand, there is ample, powerful, almost daily evidence that climate change is accelerating, with rising global temperatures and more frequent extreme weather events;On the one hand, there is ample, powerful, almost daily evidence that economic inequality is widening, with a growing gap between the wealthiest individuals and the rest of the population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trimen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n result in </text:p>
          </table:table-cell>
          <table:table-cell/>
          <table:table-cell table:style-name="ce6" office:value-type="string" calcext:value-type="string">
            <text:p>which can result in people feeling more isolated from the society; A lack of preparation can result in poor performance during important presentations;Skipping breakfast could result in lower energy levels throughout the day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 result from </text:p>
          </table:table-cell>
          <table:table-cell/>
          <table:table-cell table:style-name="ce8" office:value-type="string" calcext:value-type="string">
            <text:p>Environmental damage could result from excessive use of non-biodegradable materials ; Health issues could result from a lack of regular exercise and poor die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central reason behind this is twofo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duce … dramatically</text:p>
          </table:table-cell>
          <table:table-cell/>
          <table:table-cell office:value-type="string" calcext:value-type="string">
            <text:p>have reduced face-to-face interactions dramatica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ough the use of …., yet</text:p>
          </table:table-cell>
          <table:table-cell/>
          <table:table-cell table:style-name="ce9" office:value-type="string" calcext:value-type="string">
            <text:p>Though the use of online learning platforms has made education more accessible, yet it cannot fully replace the value of in-person classroom interactions;Though the use of advanced technology has simplified many tasks, yet it has also led to increased dependency on machines;Though the use of renewable energy sources is increasing globally, yet fossil fuels continue to dominate the energy marke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dentary lifestyle</text:p>
          </table:table-cell>
          <table:table-cell office:value-type="string" calcext:value-type="string">
            <text:p>sit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 on such …. is built u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ich may have damaging effect on … and encoura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ent scientific research by …. demonstrated th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te o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 a result it is conclusively clear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ment</text:p>
          </table:table-cell>
          <table:table-cell office:value-type="string" calcext:value-type="string">
            <text:p>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 the other hand</text:p>
          </table:table-cell>
          <table:table-cell/>
          <table:table-cell office:value-type="string" calcext:value-type="string">
            <text:p>On the other hand, Although there are significant downsides to …., it’s multifold advantages can not be denie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geographical barrier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e able to share… whenever and where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eping a feeling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keeping a feeling of proximity and closen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 extensive study by …. illustrated that 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are less likely to experience </text:p>
          </table:table-cell>
          <table:table-cell/>
          <table:table-cell table:style-name="ce5" office:value-type="string" calcext:value-type="string">
            <text:p>Individuals with a strong social support network are less likely to experience feelings of loneliness or depression;People who maintain a healthy diet and exercise regularly are less likely to experience chronic illnesses such as diabetes or heart diseas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an those who do 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sistent with the line of thinking is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le to benefit from … by holding</text:p>
          </table:table-cell>
          <table:table-cell/>
          <table:table-cell table:style-name="ce5" office:value-type="string" calcext:value-type="string">
            <text:p>Individuals are able to benefit from improved mental health by holding onto positive habits like regular exercise and mindfulnes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om the arguments and examples given I firmly believe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d enormously due to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Despite some potentially serious … , it is predict that </text:p>
          </table:table-cell>
          <table:table-cell/>
          <table:table-cell table:style-name="ce5" office:value-type="string" calcext:value-type="string">
            <text:p>Despite some potentially serious economic challenges, it is predicted that global markets will stabilize by the end of the year;Despite some potentially serious environmental concerns, it is predicted that renewable energy adoption will continue to rise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Many...have….the importance of</text:p>
          </table:table-cell>
          <table:table-cell/>
          <table:table-cell table:style-name="ce8" office:value-type="string" calcext:value-type="string">
            <text:p>Many experts have emphasized the importance of early childhood education in shaping future success ; Many studies have highlighted the importance of regular exercise for maintaining physical and mental health ; Many businesses have realized the importance of adapting to digital transformation in today’s competitive market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To my mind, there is now convincing evidence that…</text:p>
          </table:table-cell>
          <table:table-cell/>
          <table:table-cell table:style-name="ce8" office:value-type="string" calcext:value-type="string">
            <text:p>To my mind, there is now convincing evidence that early childhood education has long-term benefits for cognitive development;To my mind, there is now convincing evidence that climate change is accelerating due to human activities ; To my mind, there is now convincing evidence that regular exercise significantly improves mental health; To my mind, there is now convincing evidence that technology is reshaping the way we learn and communicate </text:p>
            <text:p/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Require …. to perform…</text:p>
          </table:table-cell>
          <table:table-cell/>
          <table:table-cell table:style-name="ce8" office:value-type="string" calcext:value-type="string">
            <text:p>The job may require you to perform tasks under tight deadlines ; The experiment will require the team to perform precise measurements</text:p>
            <text:p/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To begin with </text:p>
          </table:table-cell>
          <table:table-cell table:number-columns-repeated="16383"/>
        </table:table-row>
        <table:table-row table:style-name="ro6">
          <table:table-cell table:style-name="ce4" office:value-type="string" calcext:value-type="string">
            <text:p>...enable...to obtain</text:p>
          </table:table-cell>
          <table:table-cell/>
          <table:table-cell table:style-name="ce13" office:value-type="string" calcext:value-type="string">
            <text:p>Online learning platforms enable students to obtain certifications from top institutions worldwide ; Advanced technology in agriculture enables farmers to obtain higher crop yields with fewer resources ; A strong professional network can enable individuals to obtain valuable career opportuniti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...allow ...to refine</text:p>
          </table:table-cell>
          <table:table-cell/>
          <table:table-cell table:style-name="ce6" office:value-type="string" calcext:value-type="string">
            <text:p>Peer reviews allow writers to refine their work and eliminate errors before publication ; Peer reviews allow writers to refine their work and eliminate errors before publication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than … who are not</text:p>
          </table:table-cell>
          <table:table-cell/>
          <table:table-cell table:style-name="ce8" office:value-type="string" calcext:value-type="string">
            <text:p>Children who read frequently usually have a larger vocabulary than those who are not exposed to books;Students who participate in extracurricular activities often develop stronger time management skills than those who are not involved ; Individuals who maintain a balanced diet are generally healthier than those who are not mindful of their eating habit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, it is certain the case that</text:p>
          </table:table-cell>
          <table:table-cell/>
          <table:table-cell table:style-name="ce6" office:value-type="string" calcext:value-type="string">
            <text:p>All the evidence points to the suspect's involvement in the crime. therefore, it is certain the case that they will face charges ; The team has won every match this season. therefore, it is certain the case that they are the strongest contenders for the championship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 conclusion, I strongly agree with the notion that…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 take grater measures …. to ensure that…</text:p>
          </table:table-cell>
          <table:table-cell/>
          <table:table-cell table:style-name="ce8" office:value-type="string" calcext:value-type="string">
            <text:p>The government will take greater measures to ensure that public health guidelines are followed during the pandemic ; Parents will take greater measures to ensure that their children are protected from online threats ; Schools will take greater measures to ensure that students have access to mental health resources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credible opportunities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..can provide...with…</text:p>
          </table:table-cell>
          <table:table-cell/>
          <table:table-cell table:style-name="ce8" office:value-type="string" calcext:value-type="string">
            <text:p>Regular exercise can provide individuals with improved physical health and mental well-being;Online platforms can provide students with access to a wide range of educational resources ; Renewable energy sources can provide cities with sustainable solutions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t is important to bear in mind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spite ...to be gained ...also face…</text:p>
          </table:table-cell>
          <table:table-cell/>
          <table:table-cell table:style-name="ce6" office:value-type="string" calcext:value-type="string">
            <text:p>Despite the significant progress to be gained from technological advancements, many industries also face challenges related to workforce adaptation and job displacement ; Despite the knowledge to be gained from studying abroad, students also face cultural and language barriers that can hinder their experience ; Despite the potential benefits to be gained from renewable energy adoption, governments also face resistance from industries reliant on fossil fuel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 is largely due to the fact that…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enditure</text:p>
          </table:table-cell>
          <table:table-cell office:value-type="string" calcext:value-type="string">
            <text:p>action of spending fund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eminent</text:p>
          </table:table-cell>
          <table:table-cell office:value-type="string" calcext:value-type="string">
            <text:p>be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uperate</text:p>
          </table:table-cell>
          <table:table-cell office:value-type="string" calcext:value-type="string">
            <text:p>recover; get bett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...have a lot of gain...but only if…</text:p>
          </table:table-cell>
          <table:table-cell/>
          <table:table-cell table:style-name="ce8" office:value-type="string" calcext:value-type="string">
            <text:p>Humanity has a lot to gain from mitigating climate change, but only if collective action is taken now to reduce emissions and protect ecosystems;Students have a lot to gain from participating in extracurricular activities, but only if they manage their time effectively to balance academics and commitments ; Agriculture has a lot to gain from sustainable practices, but only if farmers are equipped with the knowledge and resources to implement them effectively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than ever before since …</text:p>
          </table:table-cell>
          <table:table-cell/>
          <table:table-cell table:style-name="ce8" office:value-type="string" calcext:value-type="string">
            <text:p>Businesses are adapting to remote work models more than ever before since advancements in communication tools made it feasible;Technology has made it easier than ever before since the invention of the internet to connect with people across the globe ; Environmental awareness has grown significantly than ever before since the impacts of climate change became more visible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could undermine the reliability...as a result of…</text:p>
          </table:table-cell>
          <table:table-cell/>
          <table:table-cell table:style-name="ce8" office:value-type="string" calcext:value-type="string">
            <text:p>The loss of biodiversity could undermine the reliability of natural carbon sinks, as a result of deforestation and habitat destruction ; Rising global temperatures could undermine the reliability of agricultural systems, as a result of unpredictable weather patterns and prolonged droughts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could face...should they be fully[=if they should be fully]…</text:p>
          </table:table-cell>
          <table:table-cell/>
          <table:table-cell table:style-name="ce8" office:value-type="string" calcext:value-type="string">
            <text:p>Residents could face health risks should they be fully exposed to the contaminated water supply;Employees could face significant challenges should they be fully transitioned to remote work without adequate training ; Students could face difficulties in keeping up with the curriculum should they be fully shifted to online learning platform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...in use depend on …</text:p>
          </table:table-cell>
          <table:table-cell/>
          <table:table-cell table:style-name="ce8" office:value-type="string" calcext:value-type="string">
            <text:p>The adoption rate of renewable energy systems in use depends on public awareness, policy support, and the willingness of industries to transition from fossil fuels;The efficiency of renewable energy systems in use depends on factors such as weather conditions, geographic location, and technological advancements ; The environmental impact of renewable energy technologies in use depends on how sustainably they are manufactured, installed, and maintaine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plete</text:p>
          </table:table-cell>
          <table:table-cell office:value-type="string" calcext:value-type="string">
            <text:p>To greatly reduce</text:p>
          </table:table-cell>
          <table:table-cell office:value-type="string" calcext:value-type="string">
            <text:p>Oil is deple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...since...whereas</text:p>
          </table:table-cell>
          <table:table-cell/>
          <table:table-cell table:style-name="ce8" office:value-type="string" calcext:value-type="string">
            <text:p>Since renewable energy technologies have advanced, their adoption has grown, whereas fossil fuel consumption remains high in many parts of the world;Since the industrial revolution, carbon emissions have increased dramatically, whereas efforts to reduce them have been inconsistent across countrie;Since the new policy was implemented, productivity has increased significantly, whereas employee satisfaction has noticeably declined ; Since the weather was perfect, we decided to go for a hike, whereas our friends chose to stay indoors and watch movie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...can be mitigate by …</text:p>
          </table:table-cell>
          <table:table-cell/>
          <table:table-cell table:style-name="ce8" office:value-type="string" calcext:value-type="string">
            <text:p>Financial losses during economic downturns can be mitigated by diversifying investments and maintaining an emergency fund;The negative effects of stress on mental health can be mitigated by practicing mindfulness and maintaining a balanced lifestyle;The risks associated with climate change can be mitigated by adopting sustainable practices and reducing carbon emissions ; The impact of cyberattacks can be mitigated by implementing robust security measures and regularly updating softwar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onents of … claim that …</text:p>
          </table:table-cell>
          <table:table-cell/>
          <table:table-cell table:style-name="ce8" office:value-type="string" calcext:value-type="string">
            <text:p>Proponents of universal basic income claim that providing a fixed income to all citizens can alleviate poverty and reduce economic inequality;Proponents of renewable energy claim that transitioning to solar and wind power can significantly reduce greenhouse gas emissions and combat climate change ; Proponents of plant-based diets claim that reducing meat consumption can improve personal health and lessen the environmental impact of food production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hile many may believe that… in fact, the only … both…</text:p>
          </table:table-cell>
          <table:table-cell/>
          <table:table-cell table:style-name="ce6" office:value-type="string" calcext:value-type="string">
            <text:p>While many may believe that success is solely determined by talent, in fact, the only true path to achievement often involves both hard work and perseverance ; While many may believe that happiness comes from material wealth, in fact, the only lasting joy is found in both meaningful relationships and personal fulfillment ; While many may believe that technology alone can solve environmental issues, in fact, the only effective solution requires both innovation and behavioral change ; While many may believe that a healthy lifestyle is only about diet, in fact, the only way to achieve true wellness is through both nutrition and regular exercise ; While many may believe that leadership is an innate quality, in fact, the only way to become a great leader is through both experience and continuous learning </text:p>
          </table:table-cell>
          <table:table-cell table:number-columns-repeated="16381"/>
        </table:table-row>
        <table:table-row table:style-name="ro1" table:number-rows-repeated="1048487">
          <table:table-cell table:number-columns-repeated="16384"/>
        </table:table-row>
        <table:table-row table:style-name="ro7" table:number-rows-repeated="24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00:06:22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22:15.561000000</meta:creation-date>
    <dc:date>2025-01-29T00:39:17.207000000</dc:date>
    <meta:editing-duration>PT10H3M31S</meta:editing-duration>
    <meta:editing-cycles>278</meta:editing-cycles>
    <meta:generator>LibreOffice/24.8.4.2$Windows_X86_64 LibreOffice_project/bb3cfa12c7b1bf994ecc5649a80400d06cd71002</meta:generator>
    <meta:document-statistic meta:table-count="1" meta:cell-count="116" meta:object-count="0"/>
  </office:meta>
</office:document-meta>
</file>